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87mm"/>
    </style:style>
    <style:style style:name="co3" style:family="table-column">
      <style:table-column-properties fo:break-before="auto" style:column-width="61.93mm"/>
    </style:style>
    <style:style style:name="co4" style:family="table-column">
      <style:table-column-properties fo:break-before="auto" style:column-width="71.91mm"/>
    </style:style>
    <style:style style:name="co5" style:family="table-column">
      <style:table-column-properties fo:break-before="auto" style:column-width="25.49mm"/>
    </style:style>
    <style:style style:name="co6" style:family="table-column">
      <style:table-column-properties fo:break-before="auto" style:column-width="39.07mm"/>
    </style:style>
    <style:style style:name="co7" style:family="table-column">
      <style:table-column-properties fo:break-before="auto" style:column-width="37.7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8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ff3333" fo:font-weight="bold" style:font-weight-asian="bold" style:font-weight-complex="bold"/>
    </style:style>
    <style:style style:name="ce10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OK&quot;;&quot;A vérifier&quot;;&quot;Problème : PDFCreator&quot;;&quot;Problème : Adobe&quot;;&quot;Problème : TightVNC&quot;;&quot;Problème : Java&quot;;&quot;Problème : Mozilla Thunderbird&quot;;&quot;Problème : Mozilla Firefox&quot;;&quot;Eteint&quot;)" table:allow-empty-cell="true" table:display-list="unsorted" table:base-cell-address="Feuille1.S4">
          <table:error-message table:message-type="stop" table:display="true"/>
        </table:content-validation>
        <table:content-validation table:name="val2" table:base-cell-address="Feuille1.D1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@IP</text:p>
          </table:table-cell>
          <table:table-cell table:style-name="ce4" office:value-type="string" calcext:value-type="string">
            <text:p>Statut :</text:p>
          </table:table-cell>
          <table:table-cell table:style-name="ce7" table:content-validation-name="val1" office:value-type="string" calcext:value-type="string">
            <text:p>Etat :</text:p>
          </table:table-cell>
          <table:table-cell table:style-name="ce7" table:content-validation-name="val2"/>
          <table:table-cell table:style-name="ce1" office:value-type="string" calcext:value-type="string">
            <text:p>@IP</text:p>
          </table:table-cell>
          <table:table-cell table:style-name="ce4" office:value-type="string" calcext:value-type="string">
            <text:p>Statut :</text:p>
          </table:table-cell>
          <table:table-cell table:style-name="ce7" table:content-validation-name="val1" office:value-type="string" calcext:value-type="string">
            <text:p>Etat :</text:p>
          </table:table-cell>
          <table:table-cell table:style-name="ce7" table:content-validation-name="val2"/>
          <table:table-cell table:style-name="ce1" office:value-type="string" calcext:value-type="string">
            <text:p>@IP</text:p>
          </table:table-cell>
          <table:table-cell table:style-name="ce4" office:value-type="string" calcext:value-type="string">
            <text:p>Statut :</text:p>
          </table:table-cell>
          <table:table-cell table:style-name="ce7" table:content-validation-name="val1" office:value-type="string" calcext:value-type="string">
            <text:p>Etat :</text:p>
          </table:table-cell>
          <table:table-cell table:style-name="ce7" table:content-validation-name="val2"/>
          <table:table-cell table:style-name="ce1" office:value-type="string" calcext:value-type="string">
            <text:p>@IP</text:p>
          </table:table-cell>
          <table:table-cell table:style-name="ce4" office:value-type="string" calcext:value-type="string">
            <text:p>Statut :</text:p>
          </table:table-cell>
          <table:table-cell table:style-name="ce7" table:content-validation-name="val1" office:value-type="string" calcext:value-type="string">
            <text:p>Etat :</text:p>
          </table:table-cell>
          <table:table-cell table:style-name="ce7" table:content-validation-name="val2"/>
          <table:table-cell table:style-name="ce1" office:value-type="string" calcext:value-type="string">
            <text:p>@IP</text:p>
          </table:table-cell>
          <table:table-cell table:style-name="ce4" office:value-type="string" calcext:value-type="string">
            <text:p>Statut :</text:p>
          </table:table-cell>
          <table:table-cell table:style-name="ce7" table:content-validation-name="val1" office:value-type="string" calcext:value-type="string">
            <text:p>Etat :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Eteint</text:p>
          </table:table-cell>
          <table:table-cell table:style-name="ce8" table:content-validation-name="val2"/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/>
          <table:table-cell table:style-name="ce8" table:content-validation-name="val2" office:value-type="string" calcext:value-type="string">
            <text:p>installé le 08/02/2016</text:p>
          </table:table-cell>
          <table:table-cell table:style-name="ce2" office:value-type="float" office:value="201" calcext:value-type="float">
            <text:p>201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202" calcext:value-type="float">
            <text:p>202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Serveur ESXi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53" calcext:value-type="float">
            <text:p>5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03" calcext:value-type="float">
            <text:p>10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203" calcext:value-type="float">
            <text:p>203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04" calcext:value-type="float">
            <text:p>204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205" calcext:value-type="float">
            <text:p>205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56" calcext:value-type="float">
            <text:p>56</text:p>
          </table:table-cell>
          <table:table-cell table:style-name="ce6" office:value-type="string" calcext:value-type="string">
            <text:p>No (Ping OK)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206" calcext:value-type="float">
            <text:p>206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207" calcext:value-type="float">
            <text:p>207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58" calcext:value-type="float">
            <text:p>5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58" calcext:value-type="float">
            <text:p>15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08" calcext:value-type="float">
            <text:p>208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59" calcext:value-type="float">
            <text:p>159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09" calcext:value-type="float">
            <text:p>209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10" calcext:value-type="float">
            <text:p>110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210" calcext:value-type="float">
            <text:p>210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11" calcext:value-type="float">
            <text:p>111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211" calcext:value-type="float">
            <text:p>211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X (Mylann)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12" calcext:value-type="float">
            <text:p>112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212" calcext:value-type="float">
            <text:p>212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63" calcext:value-type="float">
            <text:p>6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13" calcext:value-type="float">
            <text:p>11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63" calcext:value-type="float">
            <text:p>16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13" calcext:value-type="float">
            <text:p>213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s'installe pas (Droits Insuffisants)</text:p>
          </table:table-cell>
          <table:table-cell table:style-name="ce2" office:value-type="float" office:value="64" calcext:value-type="float">
            <text:p>64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14" calcext:value-type="float">
            <text:p>114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64" calcext:value-type="float">
            <text:p>164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14" calcext:value-type="float">
            <text:p>214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65" calcext:value-type="float">
            <text:p>65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15" calcext:value-type="float">
            <text:p>115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65" calcext:value-type="float">
            <text:p>165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15" calcext:value-type="float">
            <text:p>215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installé le 08/02/2017</text:p>
          </table:table-cell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16" calcext:value-type="float">
            <text:p>116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66" calcext:value-type="float">
            <text:p>166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16" calcext:value-type="float">
            <text:p>216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17" calcext:value-type="float">
            <text:p>117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67" calcext:value-type="float">
            <text:p>167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17" calcext:value-type="float">
            <text:p>217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18" calcext:value-type="float">
            <text:p>11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68" calcext:value-type="float">
            <text:p>16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18" calcext:value-type="float">
            <text:p>218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19" calcext:value-type="float">
            <text:p>119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69" calcext:value-type="float">
            <text:p>169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19" calcext:value-type="float">
            <text:p>219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installé le 08/02/2017</text:p>
          </table:table-cell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X (Matthieu)</text:p>
          </table:table-cell>
          <table:table-cell table:style-name="ce8" table:content-validation-name="val1" office:value-type="string" calcext:value-type="string">
            <text:p>KO</text:p>
          </table:table-cell>
          <table:table-cell table:style-name="ce8" table:content-validation-name="val2"/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220" calcext:value-type="float">
            <text:p>220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71" calcext:value-type="float">
            <text:p>71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21" calcext:value-type="float">
            <text:p>121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71" calcext:value-type="float">
            <text:p>171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21" calcext:value-type="float">
            <text:p>221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22" calcext:value-type="float">
            <text:p>122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72" calcext:value-type="float">
            <text:p>172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22" calcext:value-type="float">
            <text:p>222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73" calcext:value-type="float">
            <text:p>7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23" calcext:value-type="float">
            <text:p>12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73" calcext:value-type="float">
            <text:p>17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23" calcext:value-type="float">
            <text:p>223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X (Mylann)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24" calcext:value-type="float">
            <text:p>124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74" calcext:value-type="float">
            <text:p>174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24" calcext:value-type="float">
            <text:p>224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25" calcext:value-type="float">
            <text:p>125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75" calcext:value-type="float">
            <text:p>175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25" calcext:value-type="float">
            <text:p>225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26" calcext:value-type="float">
            <text:p>126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76" calcext:value-type="float">
            <text:p>176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26" calcext:value-type="float">
            <text:p>226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77" calcext:value-type="float">
            <text:p>77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27" calcext:value-type="float">
            <text:p>127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77" calcext:value-type="float">
            <text:p>177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27" calcext:value-type="float">
            <text:p>227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No (Windows XP)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28" calcext:value-type="float">
            <text:p>12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78" calcext:value-type="float">
            <text:p>17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28" calcext:value-type="float">
            <text:p>228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29" calcext:value-type="float">
            <text:p>129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79" calcext:value-type="float">
            <text:p>179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29" calcext:value-type="float">
            <text:p>229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JAVA installé le 08/02/2017</text:p>
          </table:table-cell>
          <table:table-cell table:style-name="ce2" office:value-type="float" office:value="180" calcext:value-type="float">
            <text:p>180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30" calcext:value-type="float">
            <text:p>230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81" calcext:value-type="float">
            <text:p>181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31" calcext:value-type="float">
            <text:p>231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82" calcext:value-type="float">
            <text:p>82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s'installe pas (Droits Insuffisants)</text:p>
          </table:table-cell>
          <table:table-cell table:style-name="ce2" office:value-type="float" office:value="182" calcext:value-type="float">
            <text:p>182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32" calcext:value-type="float">
            <text:p>232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83" calcext:value-type="float">
            <text:p>8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83" calcext:value-type="float">
            <text:p>18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33" calcext:value-type="float">
            <text:p>233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84" calcext:value-type="float">
            <text:p>84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84" calcext:value-type="float">
            <text:p>184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34" calcext:value-type="float">
            <text:p>234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85" calcext:value-type="float">
            <text:p>85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35" calcext:value-type="float">
            <text:p>135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85" calcext:value-type="float">
            <text:p>185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35" calcext:value-type="float">
            <text:p>235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86" calcext:value-type="float">
            <text:p>86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36" calcext:value-type="float">
            <text:p>136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86" calcext:value-type="float">
            <text:p>186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36" calcext:value-type="float">
            <text:p>236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6" office:value-type="string" calcext:value-type="string">
            <text:p>Serveur ESXi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X</text:p>
          </table:table-cell>
          <table:table-cell table:style-name="ce9" table:content-validation-name="val1" office:value-type="string" calcext:value-type="string">
            <text:p>OK</text:p>
          </table:table-cell>
          <table:table-cell table:style-name="ce9" table:content-validation-name="val2"/>
          <table:table-cell table:style-name="ce2" office:value-type="float" office:value="137" calcext:value-type="float">
            <text:p>137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87" calcext:value-type="float">
            <text:p>187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37" calcext:value-type="float">
            <text:p>237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installé le 08/02/2017</text:p>
          </table:table-cell>
          <table:table-cell table:style-name="ce2" office:value-type="float" office:value="88" calcext:value-type="float">
            <text:p>8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38" calcext:value-type="float">
            <text:p>13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88" calcext:value-type="float">
            <text:p>18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38" calcext:value-type="float">
            <text:p>238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6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installé le 08/02/2017</text:p>
          </table:table-cell>
          <table:table-cell table:style-name="ce2" office:value-type="float" office:value="89" calcext:value-type="float">
            <text:p>89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39" calcext:value-type="float">
            <text:p>139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89" calcext:value-type="float">
            <text:p>189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39" calcext:value-type="float">
            <text:p>239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installé le 08/02/2017</text:p>
          </table:table-cell>
          <table:table-cell table:style-name="ce2" office:value-type="float" office:value="90" calcext:value-type="float">
            <text:p>90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40" calcext:value-type="float">
            <text:p>140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90" calcext:value-type="float">
            <text:p>190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40" calcext:value-type="float">
            <text:p>240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91" calcext:value-type="float">
            <text:p>91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91" calcext:value-type="float">
            <text:p>191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41" calcext:value-type="float">
            <text:p>241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92" calcext:value-type="float">
            <text:p>92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92" calcext:value-type="float">
            <text:p>192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42" calcext:value-type="float">
            <text:p>242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93" calcext:value-type="float">
            <text:p>9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93" calcext:value-type="float">
            <text:p>193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43" calcext:value-type="float">
            <text:p>243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X 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94" calcext:value-type="float">
            <text:p>94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44" calcext:value-type="float">
            <text:p>144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94" calcext:value-type="float">
            <text:p>194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44" calcext:value-type="float">
            <text:p>244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95" calcext:value-type="float">
            <text:p>95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JAVA installé le 08/02/2017</text:p>
          </table:table-cell>
          <table:table-cell table:style-name="ce2" office:value-type="float" office:value="195" calcext:value-type="float">
            <text:p>195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45" calcext:value-type="float">
            <text:p>245</text:p>
          </table:table-cell>
          <table:table-cell table:style-name="ce5" office:value-type="string" calcext:value-type="string">
            <text:p>X (Serveur Jupiter)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Problème : PDFCreator</text:p>
          </table:table-cell>
          <table:table-cell table:style-name="ce8" table:content-validation-name="val2"/>
          <table:table-cell table:style-name="ce2" office:value-type="float" office:value="96" calcext:value-type="float">
            <text:p>96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96" calcext:value-type="float">
            <text:p>196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46" calcext:value-type="float">
            <text:p>246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97" calcext:value-type="float">
            <text:p>97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97" calcext:value-type="float">
            <text:p>197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47" calcext:value-type="float">
            <text:p>247</text:p>
          </table:table-cell>
          <table:table-cell table:style-name="ce6" office:value-type="string" calcext:value-type="string">
            <text:p>No (Ping OK)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98" calcext:value-type="float">
            <text:p>9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48" calcext:value-type="float">
            <text:p>14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98" calcext:value-type="float">
            <text:p>198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48" calcext:value-type="float">
            <text:p>248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99" calcext:value-type="float">
            <text:p>99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49" calcext:value-type="float">
            <text:p>149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199" calcext:value-type="float">
            <text:p>199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49" calcext:value-type="float">
            <text:p>249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/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X</text:p>
          </table:table-cell>
          <table:table-cell table:style-name="ce8" table:content-validation-name="val1" office:value-type="string" calcext:value-type="string">
            <text:p>OK</text:p>
          </table:table-cell>
          <table:table-cell table:style-name="ce8" table:content-validation-name="val2" office:value-type="string" calcext:value-type="string">
            <text:p>RDC installé le 09</text:p>
          </table:table-cell>
          <table:table-cell table:style-name="ce2" office:value-type="float" office:value="200" calcext:value-type="float">
            <text:p>200</text:p>
          </table:table-cell>
          <table:table-cell table:style-name="ce6" office:value-type="string" calcext:value-type="string">
            <text:p>No</text:p>
          </table:table-cell>
          <table:table-cell table:style-name="ce8" table:content-validation-name="val1"/>
          <table:table-cell table:style-name="ce8" table:content-validation-name="val2"/>
          <table:table-cell table:style-name="ce2" office:value-type="float" office:value="250" calcext:value-type="float">
            <text:p>250</text:p>
          </table:table-cell>
          <table:table-cell table:style-name="ce5" office:value-type="string" calcext:value-type="string">
            <text:p>X (Serveur DHCP)</text:p>
          </table:table-cell>
          <table:table-cell table:style-name="ce10" table:content-validation-name="val1"/>
        </table:table-row>
        <table:table-row table:style-name="ro3">
          <table:table-cell table:style-name="ce3" table:number-columns-repeated="2"/>
          <table:table-cell table:style-name="ce3" table:content-validation-name="val1"/>
          <table:table-cell table:style-name="ce3" table:content-validation-name="val2"/>
          <table:table-cell table:style-name="ce3" table:number-columns-repeated="2"/>
          <table:table-cell table:style-name="ce3" table:content-validation-name="val1"/>
          <table:table-cell table:style-name="ce3" table:content-validation-name="val2"/>
          <table:table-cell table:style-name="ce3" table:number-columns-repeated="2"/>
          <table:table-cell table:style-name="ce3" table:content-validation-name="val1"/>
          <table:table-cell table:style-name="ce3" table:content-validation-name="val2"/>
          <table:table-cell table:style-name="ce3" table:number-columns-repeated="2"/>
          <table:table-cell table:style-name="ce3" table:content-validation-name="val1"/>
          <table:table-cell table:style-name="ce3" table:content-validation-name="val2"/>
          <table:table-cell table:style-name="ce2" office:value-type="float" office:value="251" calcext:value-type="float">
            <text:p>251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3" office:value-type="string" calcext:value-type="string">
            <text:p>172.72.1.1</text:p>
          </table:table-cell>
          <table:table-cell table:style-name="ce3" office:value-type="string" calcext:value-type="string">
            <text:p>,</text:p>
          </table:table-cell>
          <table:table-cell table:style-name="ce3" table:content-validation-name="val1"/>
          <table:table-cell table:style-name="ce3" table:content-validation-name="val2"/>
          <table:table-cell table:style-name="ce2" office:value-type="float" office:value="51" calcext:value-type="float">
            <text:p>51</text:p>
          </table:table-cell>
          <table:table-cell table:style-name="ce3"/>
          <table:table-cell table:style-name="ce3" table:content-validation-name="val1"/>
          <table:table-cell table:style-name="ce3" table:content-validation-name="val2"/>
          <table:table-cell table:style-name="ce2" office:value-type="float" office:value="101" calcext:value-type="float">
            <text:p>101</text:p>
          </table:table-cell>
          <table:table-cell table:style-name="ce3"/>
          <table:table-cell table:style-name="ce3" table:content-validation-name="val1"/>
          <table:table-cell table:style-name="ce3" table:content-validation-name="val2"/>
          <table:table-cell table:style-name="ce2" office:value-type="float" office:value="151" calcext:value-type="float">
            <text:p>151</text:p>
          </table:table-cell>
          <table:table-cell table:style-name="ce3"/>
          <table:table-cell table:style-name="ce3" table:content-validation-name="val1"/>
          <table:table-cell table:style-name="ce3" table:content-validation-name="val2"/>
          <table:table-cell table:style-name="ce2" office:value-type="float" office:value="252" calcext:value-type="float">
            <text:p>252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3" office:value-type="string" calcext:value-type="string">
            <text:p>172.72.1.2</text:p>
          </table:table-cell>
          <table:table-cell table:style-name="ce3"/>
          <table:table-cell table:style-name="ce3" table:content-validation-name="val1"/>
          <table:table-cell table:style-name="ce3" table:content-validation-name="val2"/>
          <table:table-cell table:style-name="ce2" office:value-type="float" office:value="52" calcext:value-type="float">
            <text:p>52</text:p>
          </table:table-cell>
          <table:table-cell table:style-name="ce3"/>
          <table:table-cell table:style-name="ce3" table:content-validation-name="val1"/>
          <table:table-cell table:style-name="ce3" table:content-validation-name="val2"/>
          <table:table-cell table:style-name="ce2" office:value-type="float" office:value="102" calcext:value-type="float">
            <text:p>102</text:p>
          </table:table-cell>
          <table:table-cell table:style-name="ce3"/>
          <table:table-cell table:style-name="ce3" table:content-validation-name="val1"/>
          <table:table-cell table:style-name="ce3" table:content-validation-name="val2"/>
          <table:table-cell table:style-name="ce2" office:value-type="float" office:value="152" calcext:value-type="float">
            <text:p>152</text:p>
          </table:table-cell>
          <table:table-cell table:style-name="ce3"/>
          <table:table-cell table:style-name="ce3" table:content-validation-name="val1"/>
          <table:table-cell table:style-name="ce3" table:content-validation-name="val2"/>
          <table:table-cell table:style-name="ce2" office:value-type="float" office:value="253" calcext:value-type="float">
            <text:p>253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3" office:value-type="string" calcext:value-type="string">
            <text:p>172.72.1.3</text:p>
          </table:table-cell>
          <table:table-cell table:style-name="ce3"/>
          <table:table-cell table:style-name="ce3" table:content-validation-name="val1"/>
          <table:table-cell table:style-name="ce3" table:content-validation-name="val2"/>
          <table:table-cell table:style-name="ce2" office:value-type="float" office:value="53" calcext:value-type="float">
            <text:p>53</text:p>
          </table:table-cell>
          <table:table-cell table:style-name="ce3"/>
          <table:table-cell table:style-name="ce3" table:content-validation-name="val1"/>
          <table:table-cell table:style-name="ce3" table:content-validation-name="val2"/>
          <table:table-cell table:style-name="ce2" office:value-type="float" office:value="103" calcext:value-type="float">
            <text:p>103</text:p>
          </table:table-cell>
          <table:table-cell table:style-name="ce3"/>
          <table:table-cell table:style-name="ce3" table:content-validation-name="val1"/>
          <table:table-cell table:style-name="ce3" table:content-validation-name="val2"/>
          <table:table-cell table:style-name="ce2" office:value-type="float" office:value="153" calcext:value-type="float">
            <text:p>153</text:p>
          </table:table-cell>
          <table:table-cell table:style-name="ce3"/>
          <table:table-cell table:style-name="ce3" table:content-validation-name="val1"/>
          <table:table-cell table:style-name="ce3" table:content-validation-name="val2"/>
          <table:table-cell table:style-name="ce2" office:value-type="float" office:value="254" calcext:value-type="float">
            <text:p>254</text:p>
          </table:table-cell>
          <table:table-cell table:style-name="ce6" office:value-type="string" calcext:value-type="string">
            <text:p>No</text:p>
          </table:table-cell>
          <table:table-cell table:style-name="ce10" table:content-validation-name="val1"/>
        </table:table-row>
        <table:table-row table:style-name="ro3">
          <table:table-cell table:style-name="ce3" office:value-type="string" calcext:value-type="string">
            <text:p>172.72.1.4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104" calcext:value-type="float">
            <text:p>104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54" calcext:value-type="float">
            <text:p>154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5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55" calcext:value-type="float">
            <text:p>55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155" calcext:value-type="float">
            <text:p>155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01" calcext:value-type="float">
            <text:p>201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6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56" calcext:value-type="float">
            <text:p>56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156" calcext:value-type="float">
            <text:p>156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02" calcext:value-type="float">
            <text:p>202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7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57" calcext:value-type="float">
            <text:p>57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07" calcext:value-type="float">
            <text:p>107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57" calcext:value-type="float">
            <text:p>157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03" calcext:value-type="float">
            <text:p>203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8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58" calcext:value-type="float">
            <text:p>58</text:p>
          </table:table-cell>
          <table:table-cell table:style-name="ce5"/>
          <table:table-cell table:content-validation-name="val1"/>
          <table:table-cell table:content-validation-name="val2"/>
          <table:table-cell table:style-name="ce2" office:value-type="float" office:value="108" calcext:value-type="float">
            <text:p>108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58" calcext:value-type="float">
            <text:p>158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04" calcext:value-type="float">
            <text:p>204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9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59" calcext:value-type="float">
            <text:p>59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09" calcext:value-type="float">
            <text:p>109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59" calcext:value-type="float">
            <text:p>159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05" calcext:value-type="float">
            <text:p>205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10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60" calcext:value-type="float">
            <text:p>60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10" calcext:value-type="float">
            <text:p>110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60" calcext:value-type="float">
            <text:p>160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11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61" calcext:value-type="float">
            <text:p>61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11" calcext:value-type="float">
            <text:p>111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61" calcext:value-type="float">
            <text:p>161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12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62" calcext:value-type="float">
            <text:p>62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12" calcext:value-type="float">
            <text:p>112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62" calcext:value-type="float">
            <text:p>162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08" calcext:value-type="float">
            <text:p>208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13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63" calcext:value-type="float">
            <text:p>63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13" calcext:value-type="float">
            <text:p>113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63" calcext:value-type="float">
            <text:p>163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09" calcext:value-type="float">
            <text:p>209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14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64" calcext:value-type="float">
            <text:p>64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14" calcext:value-type="float">
            <text:p>114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64" calcext:value-type="float">
            <text:p>164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10" calcext:value-type="float">
            <text:p>210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15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65" calcext:value-type="float">
            <text:p>65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165" calcext:value-type="float">
            <text:p>165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11" calcext:value-type="float">
            <text:p>211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16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66" calcext:value-type="float">
            <text:p>66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166" calcext:value-type="float">
            <text:p>166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12" calcext:value-type="float">
            <text:p>212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17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67" calcext:value-type="float">
            <text:p>67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17" calcext:value-type="float">
            <text:p>117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67" calcext:value-type="float">
            <text:p>167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13" calcext:value-type="float">
            <text:p>213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18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68" calcext:value-type="float">
            <text:p>68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18" calcext:value-type="float">
            <text:p>118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68" calcext:value-type="float">
            <text:p>168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14" calcext:value-type="float">
            <text:p>214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19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69" calcext:value-type="float">
            <text:p>69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19" calcext:value-type="float">
            <text:p>119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69" calcext:value-type="float">
            <text:p>169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15" calcext:value-type="float">
            <text:p>215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20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70" calcext:value-type="float">
            <text:p>70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20" calcext:value-type="float">
            <text:p>120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70" calcext:value-type="float">
            <text:p>170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16" calcext:value-type="float">
            <text:p>216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21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71" calcext:value-type="float">
            <text:p>71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21" calcext:value-type="float">
            <text:p>121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71" calcext:value-type="float">
            <text:p>171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17" calcext:value-type="float">
            <text:p>217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22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72" calcext:value-type="float">
            <text:p>72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22" calcext:value-type="float">
            <text:p>122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72" calcext:value-type="float">
            <text:p>172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18" calcext:value-type="float">
            <text:p>218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23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73" calcext:value-type="float">
            <text:p>73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23" calcext:value-type="float">
            <text:p>123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73" calcext:value-type="float">
            <text:p>173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19" calcext:value-type="float">
            <text:p>219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24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124" calcext:value-type="float">
            <text:p>124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74" calcext:value-type="float">
            <text:p>174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20" calcext:value-type="float">
            <text:p>220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25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75" calcext:value-type="float">
            <text:p>75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25" calcext:value-type="float">
            <text:p>125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75" calcext:value-type="float">
            <text:p>175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21" calcext:value-type="float">
            <text:p>221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26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76" calcext:value-type="float">
            <text:p>76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26" calcext:value-type="float">
            <text:p>126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76" calcext:value-type="float">
            <text:p>176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22" calcext:value-type="float">
            <text:p>222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27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77" calcext:value-type="float">
            <text:p>77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27" calcext:value-type="float">
            <text:p>127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77" calcext:value-type="float">
            <text:p>177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23" calcext:value-type="float">
            <text:p>223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28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78" calcext:value-type="float">
            <text:p>78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28" calcext:value-type="float">
            <text:p>128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78" calcext:value-type="float">
            <text:p>178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24" calcext:value-type="float">
            <text:p>224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29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79" calcext:value-type="float">
            <text:p>79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29" calcext:value-type="float">
            <text:p>129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79" calcext:value-type="float">
            <text:p>179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25" calcext:value-type="float">
            <text:p>225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30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80" calcext:value-type="float">
            <text:p>80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30" calcext:value-type="float">
            <text:p>130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80" calcext:value-type="float">
            <text:p>180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26" calcext:value-type="float">
            <text:p>226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31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81" calcext:value-type="float">
            <text:p>81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31" calcext:value-type="float">
            <text:p>131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81" calcext:value-type="float">
            <text:p>181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27" calcext:value-type="float">
            <text:p>227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32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132" calcext:value-type="float">
            <text:p>132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82" calcext:value-type="float">
            <text:p>182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28" calcext:value-type="float">
            <text:p>228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33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83" calcext:value-type="float">
            <text:p>83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33" calcext:value-type="float">
            <text:p>133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83" calcext:value-type="float">
            <text:p>183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29" calcext:value-type="float">
            <text:p>229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34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84" calcext:value-type="float">
            <text:p>84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34" calcext:value-type="float">
            <text:p>134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84" calcext:value-type="float">
            <text:p>184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30" calcext:value-type="float">
            <text:p>230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35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85" calcext:value-type="float">
            <text:p>85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35" calcext:value-type="float">
            <text:p>135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85" calcext:value-type="float">
            <text:p>185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31" calcext:value-type="float">
            <text:p>231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36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136" calcext:value-type="float">
            <text:p>136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86" calcext:value-type="float">
            <text:p>186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32" calcext:value-type="float">
            <text:p>232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37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87" calcext:value-type="float">
            <text:p>87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37" calcext:value-type="float">
            <text:p>137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87" calcext:value-type="float">
            <text:p>187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33" calcext:value-type="float">
            <text:p>233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38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88" calcext:value-type="float">
            <text:p>88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38" calcext:value-type="float">
            <text:p>138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88" calcext:value-type="float">
            <text:p>188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34" calcext:value-type="float">
            <text:p>234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39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89" calcext:value-type="float">
            <text:p>89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content-validation-name="val2"/>
          <table:table-cell table:style-name="ce2" office:value-type="float" office:value="189" calcext:value-type="float">
            <text:p>189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35" calcext:value-type="float">
            <text:p>235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40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90" calcext:value-type="float">
            <text:p>90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40" calcext:value-type="float">
            <text:p>140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90" calcext:value-type="float">
            <text:p>190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36" calcext:value-type="float">
            <text:p>236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41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91" calcext:value-type="float">
            <text:p>91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41" calcext:value-type="float">
            <text:p>141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91" calcext:value-type="float">
            <text:p>191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37" calcext:value-type="float">
            <text:p>237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42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92" calcext:value-type="float">
            <text:p>92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42" calcext:value-type="float">
            <text:p>142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92" calcext:value-type="float">
            <text:p>192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38" calcext:value-type="float">
            <text:p>238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43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93" calcext:value-type="float">
            <text:p>93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43" calcext:value-type="float">
            <text:p>143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93" calcext:value-type="float">
            <text:p>193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39" calcext:value-type="float">
            <text:p>239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44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94" calcext:value-type="float">
            <text:p>94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44" calcext:value-type="float">
            <text:p>144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94" calcext:value-type="float">
            <text:p>194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40" calcext:value-type="float">
            <text:p>240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45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95" calcext:value-type="float">
            <text:p>95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45" calcext:value-type="float">
            <text:p>145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95" calcext:value-type="float">
            <text:p>195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41" calcext:value-type="float">
            <text:p>241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46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96" calcext:value-type="float">
            <text:p>96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46" calcext:value-type="float">
            <text:p>146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96" calcext:value-type="float">
            <text:p>196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42" calcext:value-type="float">
            <text:p>242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47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97" calcext:value-type="float">
            <text:p>97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content-validation-name="val2"/>
          <table:table-cell table:style-name="ce2" office:value-type="float" office:value="197" calcext:value-type="float">
            <text:p>197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43" calcext:value-type="float">
            <text:p>243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48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98" calcext:value-type="float">
            <text:p>98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48" calcext:value-type="float">
            <text:p>148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98" calcext:value-type="float">
            <text:p>198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44" calcext:value-type="float">
            <text:p>244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49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99" calcext:value-type="float">
            <text:p>99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49" calcext:value-type="float">
            <text:p>149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99" calcext:value-type="float">
            <text:p>199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45" calcext:value-type="float">
            <text:p>245</text:p>
          </table:table-cell>
          <table:table-cell/>
          <table:table-cell table:content-validation-name="val1"/>
        </table:table-row>
        <table:table-row table:style-name="ro3">
          <table:table-cell table:style-name="ce3" office:value-type="string" calcext:value-type="string">
            <text:p>172.72.1.50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X</text:p>
          </table:table-cell>
          <table:table-cell table:content-validation-name="val1"/>
          <table:table-cell table:content-validation-name="val2"/>
          <table:table-cell table:style-name="ce2" office:value-type="float" office:value="150" calcext:value-type="float">
            <text:p>150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00" calcext:value-type="float">
            <text:p>200</text:p>
          </table:table-cell>
          <table:table-cell/>
          <table:table-cell table:content-validation-name="val1"/>
          <table:table-cell table:content-validation-name="val2"/>
          <table:table-cell table:style-name="ce2" office:value-type="float" office:value="246" calcext:value-type="float">
            <text:p>246</text:p>
          </table:table-cell>
          <table:table-cell/>
          <table:table-cell table:content-validation-name="val1"/>
        </table:table-row>
        <table:table-row table:style-name="ro3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style-name="ce2" office:value-type="float" office:value="247" calcext:value-type="float">
            <text:p>247</text:p>
          </table:table-cell>
          <table:table-cell/>
          <table:table-cell table:content-validation-name="val1"/>
        </table:table-row>
        <table:table-row table:style-name="ro3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style-name="ce2" office:value-type="float" office:value="248" calcext:value-type="float">
            <text:p>248</text:p>
          </table:table-cell>
          <table:table-cell/>
          <table:table-cell table:content-validation-name="val1"/>
        </table:table-row>
        <table:table-row table:style-name="ro3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style-name="ce2" office:value-type="float" office:value="249" calcext:value-type="float">
            <text:p>249</text:p>
          </table:table-cell>
          <table:table-cell/>
          <table:table-cell table:content-validation-name="val1"/>
        </table:table-row>
        <table:table-row table:style-name="ro3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style-name="ce2" office:value-type="float" office:value="250" calcext:value-type="float">
            <text:p>250</text:p>
          </table:table-cell>
          <table:table-cell/>
          <table:table-cell table:content-validation-name="val1"/>
        </table:table-row>
        <table:table-row table:style-name="ro3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style-name="ce2" office:value-type="float" office:value="251" calcext:value-type="float">
            <text:p>251</text:p>
          </table:table-cell>
          <table:table-cell/>
          <table:table-cell table:content-validation-name="val1"/>
        </table:table-row>
        <table:table-row table:style-name="ro3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style-name="ce2" office:value-type="float" office:value="252" calcext:value-type="float">
            <text:p>252</text:p>
          </table:table-cell>
          <table:table-cell/>
          <table:table-cell table:content-validation-name="val1"/>
        </table:table-row>
        <table:table-row table:style-name="ro3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style-name="ce2" office:value-type="float" office:value="253" calcext:value-type="float">
            <text:p>253</text:p>
          </table:table-cell>
          <table:table-cell/>
          <table:table-cell table:content-validation-name="val1"/>
        </table:table-row>
        <table:table-row table:style-name="ro3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style-name="ce2" office:value-type="float" office:value="254" calcext:value-type="float">
            <text:p>254</text:p>
          </table:table-cell>
          <table:table-cell/>
          <table:table-cell table:content-validation-name="val1"/>
        </table:table-row>
        <table:table-row table:style-name="ro3" table:number-rows-repeated="1048465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</table:table-row>
        <table:table-row table:style-name="ro3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1"/>
        </table:table-row>
      </table:table>
      <table:named-expressions/>
      <table:database-ranges>
        <table:database-range table:name="__Anonymous_Sheet_DB__0" table:target-range-address="Feuille1.A2:Feuille1.R5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 style:data-style-name="N2" text:time-value="13:01:39.8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09:10:36.259000000</meta:creation-date>
    <dc:date>2017-02-13T13:08:42.612000000</dc:date>
    <meta:editing-duration>PT10H5M21S</meta:editing-duration>
    <meta:editing-cycles>22</meta:editing-cycles>
    <meta:generator>LibreOffice/5.0.5.2$Windows_X86_64 LibreOffice_project/55b006a02d247b5f7215fc6ea0fde844b30035b3</meta:generator>
    <meta:document-statistic meta:table-count="1" meta:cell-count="930" meta:object-count="0"/>
  </office:meta>
</office:document-meta>
</file>